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بسم الله الرحمن الرحيم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BismiAllah1</text:p>
          </table:table-cell>
          <table:table-cell office:value-type="string" calcext:value-type="string">
            <text:p>BismiAllah2</text:p>
          </table:table-cell>
          <table:table-cell office:value-type="string" calcext:value-type="string">
            <text:p>BismiAllahFin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5]+[.C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6]+[.C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B7]+[.C7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B8]+[.C8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B9]+[.C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B10]+[.C10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B11]+[.C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B12]+[.C12]"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13:37.496621503</meta:creation-date>
    <dc:date>2024-09-24T14:24:48.925655519</dc:date>
    <meta:editing-duration>PT11M12S</meta:editing-duration>
    <meta:editing-cycles>2</meta:editing-cycles>
    <meta:generator>LibreOffice/24.2.5.2$Linux_X86_64 LibreOffice_project/420$Build-2</meta:generator>
    <meta:document-statistic meta:table-count="1" meta:cell-count="28" meta:object-count="0"/>
  </office:meta>
</office:document-meta>
</file>